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25cm" draw:fill="none" draw:textarea-horizontal-align="justify" draw:textarea-vertical-align="middle" draw:auto-grow-height="false" fo:min-height="1cm" fo:min-width="0.7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="Arrow" draw:marker-end-width="0.2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355cm" draw:marker-end-width="0.25cm" draw:fill="none" draw:fill-color="#ffffff" draw:textarea-horizontal-align="left" draw:auto-grow-height="true" draw:auto-grow-width="true" fo:min-height="0.513cm" fo:min-width="1.78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25cm" draw:fill="none" draw:fill-color="#ffffff" draw:textarea-horizontal-align="left" draw:auto-grow-height="true" draw:auto-grow-width="true" fo:min-height="0.513cm" fo:min-width="2.034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25cm" draw:fill="none" draw:fill-color="#ffffff" draw:textarea-horizontal-align="left" draw:auto-grow-height="true" draw:auto-grow-width="true" fo:min-height="0.513cm" fo:min-width="1.526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25cm" draw:fill="none" draw:fill-color="#ffffff" draw:textarea-horizontal-align="left" draw:auto-grow-height="true" draw:auto-grow-width="true" fo:min-height="0.513cm" fo:min-width="1.272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25cm" draw:fill="none" draw:fill-color="#ffffff" draw:textarea-horizontal-align="left" draw:auto-grow-height="true" draw:auto-grow-width="true" fo:min-height="1.537cm" fo:min-width="0.256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width="0.05cm" svg:stroke-color="#000000" draw:marker-start-width="0.355cm" draw:marker-end-width="0.25cm" draw:fill="none" draw:textarea-horizontal-align="justify" draw:textarea-vertical-align="middle" draw:auto-grow-height="false" fo:min-height="1.05cm" fo:min-width="0.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355cm" draw:marker-end-width="0.25cm" draw:fill="none" draw:fill-color="#ffffff" draw:textarea-horizontal-align="left" draw:auto-grow-height="true" draw:auto-grow-width="true" fo:min-height="2.049cm" fo:min-width="0.256cm"/>
    </style:style>
    <style:style style:name="gr1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8.9cm" fo:min-width="7.85cm" fo:padding-top="0.15cm" fo:padding-bottom="0.15cm" fo:padding-left="0.275cm" fo:padding-right="0.2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7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3" style:family="paragraph">
      <style:paragraph-properties fo:text-align="center"/>
      <style:text-properties fo:font-size="9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size="9pt" fo:font-style="normal" fo:font-weight="bold" style:font-weight-asian="bold" style:font-weight-complex="bold"/>
    </style:style>
    <style:style style:name="P5" style:family="paragraph">
      <style:paragraph-properties fo:text-align="center"/>
      <style:text-properties fo:font-size="9pt"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="none"/>
      <style:paragraph-properties fo:text-align="center"/>
      <style:text-properties fo:font-size="9pt"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="none"/>
      <style:paragraph-properties fo:text-align="center"/>
      <style:text-properties fo:font-size="9pt" fo:font-style="normal" fo:font-weight="bold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text-align="center"/>
      <style:text-properties fo:font-size="9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9pt" fo:font-weight="bold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size-asian="10pt" style:font-weight-asian="bold" style:font-size-complex="10pt" style:font-weight-complex="bold"/>
    </style:style>
    <style:style style:name="T2" style:family="text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6.066cm" svg:y="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10.066cm" svg:y="9.1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14.066cm" svg:y="9.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8.066cm" svg:y="9.1cm">
          <text:p text:style-name="P3"><text:span text:style-name="T1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.8cm" svg:y="9.076cm">
          <text:p text:style-name="P3"><text:span text:style-name="T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6.067cm" svg:y="12.6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10.067cm" svg:y="12.6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14.067cm" svg:y="12.6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8.067cm" svg:y="12.6cm">
          <text:p text:style-name="P3"><text:span text:style-name="T1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3cm" svg:height="1.3cm" svg:x="1.801cm" svg:y="12.576cm">
          <text:p text:style-name="P5"><text:span text:style-name="T2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6.067cm" svg:y="16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10.067cm" svg:y="16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3cm" svg:height="1.3cm" svg:x="14.067cm" svg:y="16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8.067cm" svg:y="16cm">
          <text:p text:style-name="P3"><text:span text:style-name="T1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.801cm" svg:y="15.976cm">
          <text:p text:style-name="P3"><text:span text:style-name="T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1.3cm" svg:height="1.3cm" svg:x="6.066cm" svg:y="5.6cm">
          <text:p text:style-name="P3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0.066cm" svg:y="5.6cm">
          <text:p text:style-name="P3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4.066cm" svg:y="5.6cm">
          <text:p text:style-name="P3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6.067cm" svg:y="19.6cm">
          <text:p text:style-name="P3"><text:span text:style-name="T1">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0.067cm" svg:y="19.6cm">
          <text:p text:style-name="P3"><text:span text:style-name="T1">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3cm" svg:height="1.3cm" svg:x="14.067cm" svg:y="19.6cm">
          <text:p text:style-name="P3"><text:span text:style-name="T1">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8" draw:layer="layout" svg:x1="18.067cm" svg:y1="13.2cm" svg:x2="15.367cm" svg:y2="13.2cm">
          <text:p/>
        </draw:line>
        <draw:line draw:style-name="gr2" draw:text-style-name="P8" draw:layer="layout" svg:x1="14.067cm" svg:y1="13.2cm" svg:x2="11.367cm" svg:y2="13.2cm">
          <text:p/>
        </draw:line>
        <draw:line draw:style-name="gr2" draw:text-style-name="P8" draw:layer="layout" svg:x1="10.067cm" svg:y1="13.2cm" svg:x2="7.367cm" svg:y2="13.2cm">
          <text:p/>
        </draw:line>
        <draw:line draw:style-name="gr2" draw:text-style-name="P8" draw:layer="layout" svg:x1="6.067cm" svg:y1="13.2cm" svg:x2="3.101cm" svg:y2="13.2cm">
          <text:p/>
        </draw:line>
        <draw:line draw:style-name="gr2" draw:text-style-name="P8" draw:layer="layout" svg:x1="18.067cm" svg:y1="9.7cm" svg:x2="15.366cm" svg:y2="9.7cm">
          <text:p/>
        </draw:line>
        <draw:line draw:style-name="gr2" draw:text-style-name="P8" draw:layer="layout" svg:x1="14.067cm" svg:y1="9.7cm" svg:x2="11.366cm" svg:y2="9.7cm">
          <text:p/>
        </draw:line>
        <draw:line draw:style-name="gr2" draw:text-style-name="P8" draw:layer="layout" svg:x1="10.067cm" svg:y1="9.7cm" svg:x2="7.366cm" svg:y2="9.7cm">
          <text:p/>
        </draw:line>
        <draw:line draw:style-name="gr2" draw:text-style-name="P8" draw:layer="layout" svg:x1="6.067cm" svg:y1="9.7cm" svg:x2="3.1cm" svg:y2="9.7cm">
          <text:p/>
        </draw:line>
        <draw:line draw:style-name="gr2" draw:text-style-name="P8" draw:layer="layout" svg:x1="18.068cm" svg:y1="16.7cm" svg:x2="15.368cm" svg:y2="16.7cm">
          <text:p/>
        </draw:line>
        <draw:line draw:style-name="gr2" draw:text-style-name="P8" draw:layer="layout" svg:x1="14.068cm" svg:y1="16.7cm" svg:x2="11.368cm" svg:y2="16.7cm">
          <text:p/>
        </draw:line>
        <draw:line draw:style-name="gr2" draw:text-style-name="P8" draw:layer="layout" svg:x1="10.068cm" svg:y1="16.7cm" svg:x2="7.368cm" svg:y2="16.7cm">
          <text:p/>
        </draw:line>
        <draw:line draw:style-name="gr2" draw:text-style-name="P8" draw:layer="layout" svg:x1="6.068cm" svg:y1="16.7cm" svg:x2="3.101cm" svg:y2="16.7cm">
          <text:p/>
        </draw:line>
        <draw:line draw:style-name="gr2" draw:text-style-name="P8" draw:layer="layout" svg:x1="6.709cm" svg:y1="6.9cm" svg:x2="6.709cm" svg:y2="9.1cm">
          <text:p/>
        </draw:line>
        <draw:line draw:style-name="gr2" draw:text-style-name="P8" draw:layer="layout" svg:x1="6.709cm" svg:y1="10.4cm" svg:x2="6.709cm" svg:y2="12.6cm">
          <text:p/>
        </draw:line>
        <draw:line draw:style-name="gr2" draw:text-style-name="P8" draw:layer="layout" svg:x1="6.709cm" svg:y1="13.9cm" svg:x2="6.709cm" svg:y2="16cm">
          <text:p/>
        </draw:line>
        <draw:line draw:style-name="gr2" draw:text-style-name="P8" draw:layer="layout" svg:x1="6.709cm" svg:y1="17.3cm" svg:x2="6.709cm" svg:y2="19.6cm">
          <text:p/>
        </draw:line>
        <draw:line draw:style-name="gr2" draw:text-style-name="P8" draw:layer="layout" svg:x1="10.709cm" svg:y1="6.9cm" svg:x2="10.709cm" svg:y2="9.1cm">
          <text:p/>
        </draw:line>
        <draw:line draw:style-name="gr2" draw:text-style-name="P8" draw:layer="layout" svg:x1="10.709cm" svg:y1="10.4cm" svg:x2="10.709cm" svg:y2="12.6cm">
          <text:p/>
        </draw:line>
        <draw:line draw:style-name="gr2" draw:text-style-name="P8" draw:layer="layout" svg:x1="10.709cm" svg:y1="13.9cm" svg:x2="10.709cm" svg:y2="16cm">
          <text:p/>
        </draw:line>
        <draw:line draw:style-name="gr2" draw:text-style-name="P8" draw:layer="layout" svg:x1="10.709cm" svg:y1="17.3cm" svg:x2="10.709cm" svg:y2="19.6cm">
          <text:p/>
        </draw:line>
        <draw:line draw:style-name="gr2" draw:text-style-name="P8" draw:layer="layout" svg:x1="14.709cm" svg:y1="6.9cm" svg:x2="14.709cm" svg:y2="9.1cm">
          <text:p/>
        </draw:line>
        <draw:line draw:style-name="gr2" draw:text-style-name="P8" draw:layer="layout" svg:x1="14.709cm" svg:y1="10.4cm" svg:x2="14.709cm" svg:y2="12.6cm">
          <text:p/>
        </draw:line>
        <draw:line draw:style-name="gr2" draw:text-style-name="P8" draw:layer="layout" svg:x1="14.709cm" svg:y1="13.9cm" svg:x2="14.709cm" svg:y2="16cm">
          <text:p/>
        </draw:line>
        <draw:line draw:style-name="gr2" draw:text-style-name="P8" draw:layer="layout" svg:x1="14.709cm" svg:y1="17.3cm" svg:x2="14.709cm" svg:y2="19.6cm">
          <text:p/>
        </draw:line>
        <draw:frame draw:style-name="gr3" draw:text-style-name="P9" draw:layer="layout" svg:width="2.28cm" svg:height="0.763cm" svg:x="3.529cm" svg:y="8.937cm">
          <draw:text-box>
            <text:p><text:span text:style-name="T3">4, 10, 16</text:span></text:p>
          </draw:text-box>
        </draw:frame>
        <draw:frame draw:style-name="gr4" draw:text-style-name="P9" draw:layer="layout" svg:width="2.534cm" svg:height="0.763cm" svg:x="3.533cm" svg:y="12.476cm">
          <draw:text-box>
            <text:p><text:span text:style-name="T3">10, 25, 40</text:span></text:p>
          </draw:text-box>
        </draw:frame>
        <draw:frame draw:style-name="gr4" draw:text-style-name="P9" draw:layer="layout" svg:width="2.534cm" svg:height="0.763cm" svg:x="3.533cm" svg:y="15.9cm">
          <draw:text-box>
            <text:p><text:span text:style-name="T3">16, 40, 64</text:span></text:p>
          </draw:text-box>
        </draw:frame>
        <draw:frame draw:style-name="gr5" draw:text-style-name="P9" draw:layer="layout" svg:width="2.026cm" svg:height="0.763cm" svg:x="7.757cm" svg:y="8.938cm">
          <draw:text-box>
            <text:p><text:span text:style-name="T3">3, 8, 13</text:span></text:p>
          </draw:text-box>
        </draw:frame>
        <draw:frame draw:style-name="gr6" draw:text-style-name="P9" draw:layer="layout" svg:width="1.772cm" svg:height="0.763cm" svg:x="12.009cm" svg:y="8.938cm">
          <draw:text-box>
            <text:p><text:span text:style-name="T3">3, 6, 9</text:span></text:p>
          </draw:text-box>
        </draw:frame>
        <draw:frame draw:style-name="gr6" draw:text-style-name="P10" draw:layer="layout" svg:width="1.772cm" svg:height="0.763cm" svg:x="15.937cm" svg:y="8.938cm">
          <draw:text-box>
            <text:p text:style-name="P1"><text:span text:style-name="T3">0, 0, 0</text:span></text:p>
          </draw:text-box>
        </draw:frame>
        <draw:frame draw:style-name="gr6" draw:text-style-name="P10" draw:layer="layout" svg:width="1.772cm" svg:height="0.763cm" svg:x="15.937cm" svg:y="12.437cm">
          <draw:text-box>
            <text:p text:style-name="P1"><text:span text:style-name="T3">0, 0, 0</text:span></text:p>
          </draw:text-box>
        </draw:frame>
        <draw:frame draw:style-name="gr6" draw:text-style-name="P10" draw:layer="layout" svg:width="1.772cm" svg:height="0.763cm" svg:x="15.937cm" svg:y="15.937cm">
          <draw:text-box>
            <text:p text:style-name="P1"><text:span text:style-name="T3">0, 0, 0</text:span></text:p>
          </draw:text-box>
        </draw:frame>
        <draw:frame draw:style-name="gr7" draw:text-style-name="P9" draw:layer="layout" svg:width="0.756cm" svg:height="1.787cm" svg:x="14.753cm" svg:y="6.944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7" draw:text-style-name="P9" draw:layer="layout" svg:width="0.756cm" svg:height="1.787cm" svg:x="10.709cm" svg:y="6.945cm">
          <draw:text-box>
            <text:p><text:span text:style-name="T3">2</text:span></text:p>
            <text:p><text:span text:style-name="T3">1</text:span></text:p>
            <text:p><text:span text:style-name="T3">0</text:span></text:p>
          </draw:text-box>
        </draw:frame>
        <draw:frame draw:style-name="gr7" draw:text-style-name="P9" draw:layer="layout" svg:width="0.756cm" svg:height="1.787cm" svg:x="6.753cm" svg:y="6.946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7" draw:text-style-name="P9" draw:layer="layout" svg:width="0.756cm" svg:height="1.787cm" svg:x="14.753cm" svg:y="10.413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7" draw:text-style-name="P9" draw:layer="layout" svg:width="0.756cm" svg:height="1.787cm" svg:x="14.753cm" svg:y="13.9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7" draw:text-style-name="P9" draw:layer="layout" svg:width="0.756cm" svg:height="1.787cm" svg:x="14.753cm" svg:y="17.313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7" draw:text-style-name="P9" draw:layer="layout" svg:width="0.756cm" svg:height="1.787cm" svg:x="10.709cm" svg:y="10.413cm">
          <draw:text-box>
            <text:p><text:span text:style-name="T3">2</text:span></text:p>
            <text:p><text:span text:style-name="T3">1</text:span></text:p>
            <text:p><text:span text:style-name="T3">0</text:span></text:p>
          </draw:text-box>
        </draw:frame>
        <draw:frame draw:style-name="gr7" draw:text-style-name="P9" draw:layer="layout" svg:width="0.756cm" svg:height="1.787cm" svg:x="10.709cm" svg:y="13.9cm">
          <draw:text-box>
            <text:p><text:span text:style-name="T3">2</text:span></text:p>
            <text:p><text:span text:style-name="T3">1</text:span></text:p>
            <text:p><text:span text:style-name="T3">0</text:span></text:p>
          </draw:text-box>
        </draw:frame>
        <draw:frame draw:style-name="gr7" draw:text-style-name="P9" draw:layer="layout" svg:width="0.756cm" svg:height="1.787cm" svg:x="10.709cm" svg:y="17.313cm">
          <draw:text-box>
            <text:p><text:span text:style-name="T3">2</text:span></text:p>
            <text:p><text:span text:style-name="T3">1</text:span></text:p>
            <text:p><text:span text:style-name="T3">0</text:span></text:p>
          </draw:text-box>
        </draw:frame>
        <draw:frame draw:style-name="gr7" draw:text-style-name="P9" draw:layer="layout" svg:width="0.756cm" svg:height="1.787cm" svg:x="6.753cm" svg:y="10.4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7" draw:text-style-name="P9" draw:layer="layout" svg:width="0.756cm" svg:height="1.787cm" svg:x="6.753cm" svg:y="13.9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7" draw:text-style-name="P9" draw:layer="layout" svg:width="0.756cm" svg:height="1.787cm" svg:x="6.753cm" svg:y="17.313cm">
          <draw:text-box>
            <text:p><text:span text:style-name="T3">3</text:span></text:p>
            <text:p><text:span text:style-name="T3">2</text:span></text:p>
            <text:p><text:span text:style-name="T3">1</text:span></text:p>
          </draw:text-box>
        </draw:frame>
        <draw:frame draw:style-name="gr3" draw:text-style-name="P9" draw:layer="layout" svg:width="2.28cm" svg:height="0.763cm" svg:x="7.757cm" svg:y="12.4cm">
          <draw:text-box>
            <text:p><text:span text:style-name="T3">6, 17, 28</text:span></text:p>
          </draw:text-box>
        </draw:frame>
        <draw:frame draw:style-name="gr3" draw:text-style-name="P9" draw:layer="layout" svg:width="2.28cm" svg:height="0.763cm" svg:x="11.787cm" svg:y="12.448cm">
          <draw:text-box>
            <text:p><text:span text:style-name="T3">6, 12, 18</text:span></text:p>
          </draw:text-box>
        </draw:frame>
        <draw:frame draw:style-name="gr3" draw:text-style-name="P9" draw:layer="layout" svg:width="2.28cm" svg:height="0.763cm" svg:x="7.757cm" svg:y="15.937cm">
          <draw:text-box>
            <text:p><text:span text:style-name="T3">9, 26, 43</text:span></text:p>
          </draw:text-box>
        </draw:frame>
        <draw:frame draw:style-name="gr3" draw:text-style-name="P9" draw:layer="layout" svg:width="2.28cm" svg:height="0.763cm" svg:x="11.788cm" svg:y="15.937cm">
          <draw:text-box>
            <text:p><text:span text:style-name="T3">9, 18, 27</text:span></text:p>
          </draw:text-box>
        </draw:frame>
        <draw:frame draw:style-name="gr8" draw:text-style-name="P1" draw:layer="layout" svg:width="12.11cm" svg:height="2.588cm" svg:x="4.577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12.41cm" svg:height="2.497cm" svg:x="3.322cm" svg:y="2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Default">
        <draw:custom-shape draw:style-name="gr9" draw:text-style-name="P8" draw:layer="layout" svg:width="1.3cm" svg:height="1.3cm" svg:x="5.9cm" svg:y="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3cm" svg:height="1.3cm" svg:x="9.9cm" svg:y="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3cm" svg:height="1.3cm" svg:x="13.9cm" svg:y="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3cm" svg:height="1.3cm" svg:x="17.9cm" svg:y="4cm">
          <text:p text:style-name="P11">Zero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3cm" svg:height="1.3cm" svg:x="1.634cm" svg:y="3.976cm">
          <text:p text:style-name="P11">Result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17.9cm" svg:y1="4.6cm" svg:x2="15.2cm" svg:y2="4.6cm">
          <text:p/>
        </draw:line>
        <draw:line draw:style-name="gr2" draw:text-style-name="P8" draw:layer="layout" svg:x1="13.9cm" svg:y1="4.6cm" svg:x2="11.2cm" svg:y2="4.6cm">
          <text:p/>
        </draw:line>
        <draw:line draw:style-name="gr2" draw:text-style-name="P8" draw:layer="layout" svg:x1="9.9cm" svg:y1="4.6cm" svg:x2="7.2cm" svg:y2="4.6cm">
          <text:p/>
        </draw:line>
        <draw:line draw:style-name="gr2" draw:text-style-name="P8" draw:layer="layout" svg:x1="5.9cm" svg:y1="4.6cm" svg:x2="2.934cm" svg:y2="4.6cm">
          <text:p/>
        </draw:line>
        <draw:line draw:style-name="gr2" draw:text-style-name="P8" draw:layer="layout" svg:x1="6.542cm" svg:y1="2.5cm" svg:x2="6.542cm" svg:y2="4cm">
          <text:p/>
        </draw:line>
        <draw:line draw:style-name="gr2" draw:text-style-name="P8" draw:layer="layout" svg:x1="10.542cm" svg:y1="2.5cm" svg:x2="10.542cm" svg:y2="4cm">
          <text:p/>
        </draw:line>
        <draw:line draw:style-name="gr2" draw:text-style-name="P8" draw:layer="layout" svg:x1="14.542cm" svg:y1="2.5cm" svg:x2="14.542cm" svg:y2="4cm">
          <text:p/>
        </draw:line>
        <draw:frame draw:style-name="gr4" draw:text-style-name="P9" draw:layer="layout" svg:width="2.534cm" svg:height="0.763cm" svg:x="3.366cm" svg:y="3.876cm">
          <draw:text-box>
            <text:p><text:span text:style-name="T3">25</text:span></text:p>
          </draw:text-box>
        </draw:frame>
        <draw:frame draw:style-name="gr6" draw:text-style-name="P10" draw:layer="layout" svg:width="1.772cm" svg:height="0.763cm" svg:x="15.77cm" svg:y="3.837cm">
          <draw:text-box>
            <text:p text:style-name="P1"><text:span text:style-name="T3">0</text:span></text:p>
          </draw:text-box>
        </draw:frame>
        <draw:frame draw:style-name="gr10" draw:text-style-name="P9" draw:layer="layout" svg:width="0.756cm" svg:height="2.299cm" svg:x="14.586cm" svg:y="1.813cm">
          <draw:text-box>
            <text:p><text:span text:style-name="T3"/></text:p>
            <text:p><text:span text:style-name="T3"/></text:p>
            <text:p><text:span text:style-name="T3">2</text:span></text:p>
            <text:p><text:span text:style-name="T3"/></text:p>
          </draw:text-box>
        </draw:frame>
        <draw:frame draw:style-name="gr10" draw:text-style-name="P9" draw:layer="layout" svg:width="0.756cm" svg:height="2.299cm" svg:x="10.542cm" svg:y="1.813cm">
          <draw:text-box>
            <text:p><text:span text:style-name="T3"/></text:p>
            <text:p><text:span text:style-name="T3"/></text:p>
            <text:p><text:span text:style-name="T3">1</text:span></text:p>
            <text:p><text:span text:style-name="T3"/></text:p>
          </draw:text-box>
        </draw:frame>
        <draw:frame draw:style-name="gr7" draw:text-style-name="P9" draw:layer="layout" svg:width="0.756cm" svg:height="1.787cm" svg:x="6.586cm" svg:y="1.8cm">
          <draw:text-box>
            <text:p><text:span text:style-name="T3"/></text:p>
            <text:p><text:span text:style-name="T3"/></text:p>
            <text:p><text:span text:style-name="T3">2</text:span></text:p>
          </draw:text-box>
        </draw:frame>
        <draw:frame draw:style-name="gr3" draw:text-style-name="P9" draw:layer="layout" svg:width="2.28cm" svg:height="0.763cm" svg:x="7.59cm" svg:y="3.8cm">
          <draw:text-box>
            <text:p><text:span text:style-name="T3">17</text:span></text:p>
          </draw:text-box>
        </draw:frame>
        <draw:frame draw:style-name="gr3" draw:text-style-name="P10" draw:layer="layout" svg:width="2.28cm" svg:height="0.763cm" svg:x="11.62cm" svg:y="3.848cm">
          <draw:text-box>
            <text:p text:style-name="P1"><text:span text:style-name="T3">12</text:span></text:p>
          </draw:text-box>
        </draw:frame>
        <draw:custom-shape draw:style-name="gr11" draw:text-style-name="P8" draw:layer="layout" svg:width="8.4cm" svg:height="9.2cm" svg:x="5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5.8cm" svg:y1="14.5cm" svg:x2="14.2cm" svg:y2="14.5cm">
          <text:p/>
        </draw:line>
        <draw:line draw:style-name="gr12" draw:text-style-name="P8" draw:layer="layout" svg:x1="5.8cm" svg:y1="10.2cm" svg:x2="14.2cm" svg:y2="10.2cm">
          <text:p/>
        </draw:line>
        <draw:frame draw:style-name="gr13" draw:text-style-name="P14" draw:layer="layout" svg:width="3.846cm" svg:height="0.962cm" svg:x="6.126cm" svg:y="10.2cm">
          <draw:text-box>
            <text:p text:style-name="P13">Main thread</text:p>
          </draw:text-box>
        </draw:frame>
        <draw:frame draw:style-name="gr14" draw:text-style-name="P14" draw:layer="layout" svg:width="4.972cm" svg:height="0.962cm" svg:x="6.1cm" svg:y="14.5cm">
          <draw:text-box>
            <text:p>Receiver thread</text:p>
          </draw:text-box>
        </draw:frame>
        <draw:frame draw:style-name="gr15" draw:text-style-name="P15" draw:layer="layout" svg:width="7.318cm" svg:height="1.361cm" svg:x="5.982cm" svg:y="8.439cm">
          <draw:text-box>
            <text:p><text:span text:style-name="T4">Common variables</text:span></text:p>
          </draw:text-box>
        </draw:frame>
        <draw:frame draw:style-name="gr16" draw:text-style-name="P14" draw:layer="layout" svg:width="2.792cm" svg:height="0.962cm" svg:x="8.5cm" svg:y="7.5cm">
          <draw:text-box>
            <text:p>Process</text:p>
          </draw:text-box>
        </draw:frame>
        <draw:line draw:style-name="gr17" draw:text-style-name="P8" draw:layer="layout" svg:x1="5.78cm" svg:y1="8.338cm" svg:x2="14.18cm" svg:y2="8.3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5-06T12:37:12.185704829</meta:creation-date>
    <dc:date>2015-08-25T16:10:58.937746655</dc:date>
    <dc:creator>Ricardo Galli</dc:creator>
    <meta:editing-duration>PT42M46S</meta:editing-duration>
    <meta:editing-cycles>10</meta:editing-cycles>
    <meta:generator>LibreOffice/4.4.2.2$Linux_X86_64 LibreOffice_project/40m0$Build-2</meta:generator>
    <meta:document-statistic meta:object-count="9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4</mn>
                  </mtd>
                </mtr>
                <mtr>
                  <mtd>
                    <mn>7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5</mn>
                  </mtd>
                </mtr>
                <mtr>
                  <mtd>
                    <mn>8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6</mn>
                  </mtd>
                </mtr>
                <mtr>
                  <mtd>
                    <mn>9</mn>
                  </mtd>
                </mtr>
              </mtable>
            </mrow>
          </mrow>
          <mo fence="true" stretchy="true">]</mo>
        </mrow>
        <mo stretchy="false">×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</mrow>
          <mo fence="true" stretchy="true">]</mo>
        </mrow>
      </mrow>
      <mo stretchy="false">=</mo>
      <mrow>
        <mo fence="true" stretchy="true">[</mo>
        <mrow>
          <mrow>
            <mtable>
              <mtr>
                <mtd>
                  <mn>4</mn>
                </mtd>
              </mtr>
              <mtr>
                <mtd>
                  <mn>10</mn>
                </mtd>
              </mtr>
              <mtr>
                <mtd>
                  <mn>16</mn>
                </mtd>
              </mtr>
            </mtable>
            <mtable>
              <mtr>
                <mtd>
                  <mn>10</mn>
                </mtd>
              </mtr>
              <mtr>
                <mtd>
                  <mn>25</mn>
                </mtd>
              </mtr>
              <mtr>
                <mtd>
                  <mn>40</mn>
                </mtd>
              </mtr>
            </mtable>
            <mtable>
              <mtr>
                <mtd>
                  <mn>16</mn>
                </mtd>
              </mtr>
              <mtr>
                <mtd>
                  <mn>40</mn>
                </mtd>
              </mtr>
              <mtr>
                <mtd>
                  <mn>64</mn>
                </mtd>
              </mtr>
            </mtable>
          </mrow>
        </mrow>
        <mo fence="true" stretchy="true">]</mo>
      </mrow>
    </mrow>
    <annotation encoding="StarMath 5.0">left [ stack{1 # 4 # 7} stack{2 # 5 # 8} stack{3 # 6 # 9}  right ]  times left [ stack{1 # 0 # 1} stack{2 # 1 # 2} stack{3 # 2 # 3} right ] = left [ stack{4 # 10 # 16} stack{10 # 25 # 40} stack{16 # 40 # 64}  right]</annotation>
  </semantics>
</math>
</file>

<file path=Object 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4</mn>
                </mtd>
                <mtd>
                  <mn>5</mn>
                </mtd>
                <mtd>
                  <mn>6</mn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</mrow>
      <mo stretchy="false">=</mo>
      <mrow>
        <mrow>
          <mn>4</mn>
          <mo stretchy="false">∗</mo>
          <mn>2</mn>
        </mrow>
        <mo stretchy="false">+</mo>
        <mrow>
          <mn>5</mn>
          <mo stretchy="false">∗</mo>
          <mn>1</mn>
        </mrow>
        <mo stretchy="false">+</mo>
        <mrow>
          <mn>6</mn>
          <mo stretchy="false">∗</mo>
          <mn>2</mn>
        </mrow>
      </mrow>
      <mo stretchy="false">=</mo>
      <mrow>
        <mn>8</mn>
        <mo stretchy="false">+</mo>
        <mn>5</mn>
        <mo stretchy="false">+</mo>
        <mn>12</mn>
      </mrow>
      <mo stretchy="false">=</mo>
      <mn>25</mn>
    </mrow>
    <annotation encoding="StarMath 5.0">left [ matrix{4 # 5 # 6} right] times left[  matrix{2 ## 1 ## 2}  right ] = 4 * 2 + 5 * 1 + 6 * 2 = 8 + 5 + 12 = 25</annotation>
  </semantics>
</math>
</file>